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PlainBlackWide" svg:font-family="PlainBlackWide"/>
    <style:font-face style:name="Droid Serif" svg:font-family="'Droid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WORD_5f_KJV" style:display-name="SWORD_KJV" style:family="table">
      <style:table-properties style:width="6in" table:align="margins" style:writing-mode="lr-tb"/>
    </style:style>
    <style:style style:name="SWORD_5f_KJV.A" style:display-name="SWORD_KJV.A" style:family="table-column">
      <style:table-column-properties style:column-width="1.3542in" style:rel-column-width="14790*"/>
    </style:style>
    <style:style style:name="SWORD_5f_KJV.B" style:display-name="SWORD_KJV.B" style:family="table-column">
      <style:table-column-properties style:column-width="4.6458in" style:rel-column-width="50745*"/>
    </style:style>
    <style:style style:name="SWORD_5f_KJV.A1" style:display-name="SWORD_KJV.A1" style:family="table-cell">
      <style:table-cell-properties fo:padding="0in" fo:border="none"/>
    </style:style>
    <style:style style:name="SWORD_5f_KJV.9" style:display-name="SWORD_KJV.9" style:family="table-row">
      <style:table-row-properties style:min-row-height="0.1597in"/>
    </style:style>
    <style:style style:name="P1" style:family="paragraph" style:parent-style-name="Standard">
      <style:text-properties style:font-name="Times New Roman" fo:font-size="10pt" fo:language="en" fo:country="US" style:font-size-asian="10pt"/>
    </style:style>
    <style:style style:name="P2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3" style:family="paragraph" style:parent-style-name="Standard">
      <style:text-properties style:font-name="Times New Roman" fo:font-size="14pt" fo:language="en" fo:country="US" style:font-size-asian="12.25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Table_20_Contents">
      <style:text-properties officeooo:rsid="010dcdfc" officeooo:paragraph-rsid="001b7e44"/>
    </style:style>
    <style:style style:name="P6" style:family="paragraph" style:parent-style-name="Heading_20_1">
      <style:text-properties fo:language="en" fo:country="US"/>
    </style:style>
    <style:style style:name="P7" style:family="paragraph" style:parent-style-name="Heading_20_1" style:master-page-name="Standard">
      <style:paragraph-properties style:page-number="auto"/>
    </style:style>
    <style:style style:name="P8" style:family="paragraph" style:parent-style-name="Heading_20_2">
      <style:text-properties fo:language="en" fo:country="US"/>
    </style:style>
    <style:style style:name="P9" style:family="paragraph" style:parent-style-name="Standard">
      <style:text-properties officeooo:paragraph-rsid="001b7e44"/>
    </style:style>
    <style:style style:name="P10" style:family="paragraph" style:parent-style-name="Standard">
      <style:text-properties style:font-name="Times New Roman" fo:font-size="14pt" fo:language="en" fo:country="US" officeooo:paragraph-rsid="001b7e44" style:font-size-asian="14pt" style:font-size-complex="14pt"/>
    </style:style>
    <style:style style:name="P11" style:family="paragraph" style:parent-style-name="Table_20_Contents">
      <style:text-properties officeooo:rsid="001f4147" officeooo:paragraph-rsid="001f4147"/>
    </style:style>
    <style:style style:name="P12" style:family="paragraph" style:parent-style-name="Table_20_Contents">
      <style:text-properties officeooo:paragraph-rsid="001b7e44"/>
    </style:style>
    <style:style style:name="T1" style:family="text">
      <style:text-properties style:font-name="Times New Roman" fo:language="en" fo:country="US"/>
    </style:style>
    <style:style style:name="T2" style:family="text">
      <style:text-properties officeooo:rsid="010dcdfc"/>
    </style:style>
    <style:style style:name="T3" style:family="text">
      <style:text-properties officeooo:rsid="01a83f76"/>
    </style:style>
    <style:style style:name="T4" style:family="text">
      <style:text-properties officeooo:rsid="001d42cd"/>
    </style:style>
    <style:style style:name="T5" style:family="text">
      <style:text-properties officeooo:rsid="001f414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5">Open Scriptures Hebrew </text:span>Bible</text:h>
      <text:p text:style-name="P9"><text:a xlink:type="simple" xlink:href="https://www.crosswire.org/sword/modules/ModInfo.jsp?modName=OSHB" text:style-name="Internet_20_link" text:visited-style-name="Visited_20_Internet_20_Link"><text:span text:style-name="T5">https://www.crosswire.org/sword/modules/ModInfo.jsp?modName=OSHB</text:span></text:a></text:p>
      <table:table table:name="SWORD_KJV" table:style-name="SWORD_5f_KJV">
        <table:table-column table:style-name="SWORD_5f_KJV.A"/>
        <table:table-column table:style-name="SWORD_5f_KJV.B"/>
        <table:table-row table:style-name="TableLine94513184253648">
          <table:table-cell table:style-name="SWORD_5f_KJV.A1" office:value-type="string">
            <text:p text:style-name="P5">Module Name</text:p>
          </table:table-cell>
          <table:table-cell table:style-name="SWORD_5f_KJV.A1" office:value-type="string">
            <text:p text:style-name="P11">OSHB</text:p>
          </table:table-cell>
        </table:table-row>
        <table:table-row table:style-name="TableLine94513188611216">
          <table:table-cell table:style-name="SWORD_5f_KJV.A1" office:value-type="string">
            <text:p text:style-name="P5">Book Name</text:p>
          </table:table-cell>
          <table:table-cell table:style-name="SWORD_5f_KJV.A1" office:value-type="string">
            <text:p text:style-name="P11">Open Scriptures Hebrew Bible</text:p>
          </table:table-cell>
        </table:table-row>
        <table:table-row table:style-name="TableLine94513178007216">
          <table:table-cell table:style-name="SWORD_5f_KJV.A1" office:value-type="string">
            <text:p text:style-name="P5">Module Type</text:p>
          </table:table-cell>
          <table:table-cell table:style-name="SWORD_5f_KJV.A1" office:value-type="string">
            <text:p text:style-name="P5">Bible</text:p>
          </table:table-cell>
        </table:table-row>
        <table:table-row table:style-name="TableLine94513178375168">
          <table:table-cell table:style-name="SWORD_5f_KJV.A1" office:value-type="string">
            <text:p text:style-name="P5">Language</text:p>
          </table:table-cell>
          <table:table-cell table:style-name="SWORD_5f_KJV.A1" office:value-type="string">
            <text:p text:style-name="P11">hbo</text:p>
          </table:table-cell>
        </table:table-row>
        <table:table-row table:style-name="TableLine94513177734528">
          <table:table-cell table:style-name="SWORD_5f_KJV.A1" office:value-type="string">
            <text:p text:style-name="P5">Module Version</text:p>
          </table:table-cell>
          <table:table-cell table:style-name="SWORD_5f_KJV.A1" office:value-type="string">
            <text:p text:style-name="P5">2.<text:span text:style-name="T5">1.2</text:span> (20<text:span text:style-name="T5">21</text:span>-<text:span text:style-name="T3">0</text:span><text:span text:style-name="T5">2</text:span>-<text:span text:style-name="T5">15</text:span>)</text:p>
          </table:table-cell>
        </table:table-row>
        <table:table-row table:style-name="TableLine94513178031200">
          <table:table-cell table:style-name="SWORD_5f_KJV.A1" office:value-type="string">
            <text:p text:style-name="P5">Minimum SWORD Version</text:p>
          </table:table-cell>
          <table:table-cell table:style-name="SWORD_5f_KJV.A1" office:value-type="string">
            <text:p text:style-name="P5">1.<text:span text:style-name="T5">6</text:span>.0</text:p>
          </table:table-cell>
        </table:table-row>
        <table:table-row table:style-name="TableLine94513177616640">
          <table:table-cell table:style-name="SWORD_5f_KJV.A1" office:value-type="string">
            <text:p text:style-name="P5">Download Size</text:p>
          </table:table-cell>
          <table:table-cell table:style-name="SWORD_5f_KJV.A1" office:value-type="string">
            <text:p text:style-name="P12"><text:span text:style-name="T2">3.</text:span><text:span text:style-name="T5">00</text:span><text:span text:style-name="T2"> MB</text:span></text:p>
          </table:table-cell>
        </table:table-row>
        <table:table-row table:style-name="TableLine94513178448048">
          <table:table-cell table:style-name="SWORD_5f_KJV.A1" office:value-type="string">
            <text:p text:style-name="P5">Install Size</text:p>
          </table:table-cell>
          <table:table-cell table:style-name="SWORD_5f_KJV.A1" office:value-type="string">
            <text:p text:style-name="P5"><text:span text:style-name="T5">3</text:span>.<text:span text:style-name="T5">12</text:span> MB</text:p>
          </table:table-cell>
        </table:table-row>
        <table:table-row table:style-name="SWORD_5f_KJV.9">
          <table:table-cell table:style-name="SWORD_5f_KJV.A1" office:value-type="string">
            <text:p text:style-name="P5">About</text:p>
          </table:table-cell>
          <table:table-cell table:style-name="SWORD_5f_KJV.A1" office:value-type="string">
            <text:p text:style-name="P12">This text is based on the Westminster Leningrad Codex, tagged with Strongߴs numbers, and maintained by OpenScriptures.org.</text:p>
          </table:table-cell>
        </table:table-row>
        <table:table-row table:style-name="SWORD_5f_KJV.9">
          <table:table-cell table:style-name="SWORD_5f_KJV.A1" office:value-type="string">
            <text:p text:style-name="P11">Distribution License</text:p>
          </table:table-cell>
          <table:table-cell table:style-name="SWORD_5f_KJV.A1" office:value-type="string">
            <text:p text:style-name="P12">Text is Public Domain, Strongߴs and morphology tagging is Creative Commons: BY 4.0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PlainBlackWide" svg:font-family="PlainBlackWide"/>
    <style:font-face style:name="Droid Serif" svg:font-family="'Droid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roid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Droid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PlainBlackWide" fo:font-family="PlainBlackWid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Droid Serif" fo:font-family="'Droid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Droid Serif" fo:font-family="'Droid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roid Serif" fo:font-family="'Droid Serif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417in" loext:contextual-spacing="false" fo:text-align="center" style:justify-single-word="false" fo:orphans="2" fo:widows="2" fo:keep-with-next="always"/>
      <style:text-properties style:font-name="Arial" fo:font-family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665in" fo:margin-bottom="0.0417in" loext:contextual-spacing="false" fo:text-align="center" style:justify-single-word="false" fo:orphans="2" fo:widows="2" fo:keep-with-next="always"/>
      <style:text-properties style:font-name="Arial" fo:font-family="Arial" fo:font-weight="bold" style:font-weight-asian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eferace to the King James Version of the Holy Bible</dc:title>
    <meta:creation-date>1996-05-17T20:53:00</meta:creation-date>
    <dc:date>2022-02-09T22:24:14.514210001</dc:date>
    <meta:editing-cycles>5</meta:editing-cycles>
    <meta:editing-duration>PT4M41S</meta:editing-duration>
    <meta:generator>LibreOffice/6.4.7.2$Linux_X86_64 LibreOffice_project/40$Build-2</meta:generator>
    <meta:document-statistic meta:table-count="1" meta:image-count="0" meta:object-count="0" meta:page-count="1" meta:paragraph-count="22" meta:word-count="68" meta:character-count="497" meta:non-whitespace-character-count="451"/>
    <meta:user-defined meta:name="Company"> </meta:user-defined>
    <meta:user-defined meta:name="Operator">Michael Paul Johnson</meta:user-defined>
  </office:meta>
</office:document-meta>
</file>